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47805e" officeooo:paragraph-rsid="00480c2c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5c272" officeooo:paragraph-rsid="0045c272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220c6" officeooo:paragraph-rsid="004220c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weight="normal" officeooo:rsid="002a6d4d" officeooo:paragraph-rsid="002a6d4d" style:font-weight-asian="normal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</text:p>
      <text:p text:style-name="P7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8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11">Liste.append(neuesElement)</text:p>
      <text:p text:style-name="P5">Array:</text:p>
      <text:p text:style-name="P9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10">Array = numpy.append(Array, neuesElement)</text:p>
      <text:p text:style-name="P3">2. Erklären von Grundlagen für das Beispiel</text:p>
      <text:p text:style-name="P6">Liste:</text:p>
      <text:p text:style-name="P13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9T08:27:58.808000000</dc:date>
    <meta:editing-duration>PT3H59S</meta:editing-duration>
    <meta:editing-cycles>57</meta:editing-cycles>
    <meta:document-statistic meta:table-count="0" meta:image-count="0" meta:object-count="0" meta:page-count="1" meta:paragraph-count="12" meta:word-count="212" meta:character-count="1471" meta:non-whitespace-character-count="1270"/>
  </office:meta>
</office:document-meta>
</file>